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elqImOFL0hiPmWCy83WHh7rgix2she2VLHa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2:42:22.437684218</meta:creation-date>
    <dc:date>2024-01-22T12:43:47.520602023</dc:date>
    <meta:editing-duration>PT1M2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